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text-properties fo:color="#000000" loext:opacity="100%" style:font-name="Consolas" fo:font-size="9.5pt" style:font-size-asian="9.5pt"/>
    </style:style>
    <style:style style:name="P4" style:family="paragraph" style:parent-style-name="List_20_Paragraph" style:list-style-name="WWNum1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text-properties fo:color="#000000" loext:opacity="100%" style:font-name="Consolas" fo:font-size="9.5pt" style:font-size-asian="9.5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color="#808080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9.5pt" style:font-size-asian="9.5pt"/>
    </style:style>
    <style:style style:name="T5" style:family="text">
      <style:text-properties fo:color="#6f008a" loext:opacity="100%" style:font-name="Consolas" fo:font-size="9.5pt" style:font-size-asian="9.5pt"/>
    </style:style>
    <style:style style:name="T6" style:family="text">
      <style:text-properties fo:color="#a31515" loext:opacity="100%" style:font-name="Consolas" fo:font-size="9.5pt" style:font-size-asian="9.5pt"/>
    </style:style>
    <style:style style:name="T7" style:family="text">
      <style:text-properties fo:color="#0000ff" loext:opacity="100%" style:font-name="Consolas" fo:font-size="9.5pt" style:font-size-asian="9.5pt"/>
    </style:style>
    <style:style style:name="T8" style:family="text">
      <style:text-properties fo:color="#2b91af" loext:opacity="100%" style:font-name="Consolas" fo:font-size="9.5pt" style:font-size-asian="9.5pt"/>
    </style:style>
    <style:style style:name="T9" style:family="text">
      <style:text-properties fo:color="#008080" loext:opacity="100%" style:font-name="Consolas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00811664" text:style-name="WWNum1">
        <text:list-item>
          <text:p text:style-name="P4">Розробити клас "Воїн" для покрокової симуляції бою.</text:p>
        </text:list-item>
      </text:list>
      <text:p text:style-name="P1"><text:span text:style-name="T1">Клас «Воїн» наслідує базовий клас «Юніт», в якому прописані характеристики для деякого юніта (Параметри health (здоров'я), armor (броня), power (сила удару) </text:span><text:span text:style-name="T2"><text:s/></text:span><text:span text:style-name="T1">заповнюються випадковими значеннями в конструкторі).</text:span></text:p>
      <text:p text:style-name="P1"><text:span text:style-name="T1">Ім'я воїна передається в конструктор і пам'ять під ім'я виділяється динамічно,</text:span><text:span text:style-name="T2"> </text:span><text:span text:style-name="T1">тому передбачити конструктор копій та деструктор.</text:span><text:span text:style-name="T2"> </text:span><text:span text:style-name="T1">Даний клас має містити методи для нанесення урону іншому воїну (kick(Warior &amp;w)).</text:span><text:span text:style-name="T2"> </text:span><text:span text:style-name="T1">Захищений метод applyDamage(int damage_value) призначений для розрахунку урону,</text:span><text:span text:style-name="T2"> </text:span><text:span text:style-name="T1">що завдано воїну.</text:span><text:span text:style-name="T2"> </text:span><text:span text:style-name="T1">Алгоритм розрахунку нанесеного урона може бути довільним.</text:span><text:span text:style-name="T2"> </text:span><text:span text:style-name="T1">Також створити симуляцію бою двох воїнів (два об'єкта класу Warior), при якому воїни</text:span><text:span text:style-name="T2"> </text:span><text:span text:style-name="T1">наносять удари один одному удари, поки в обох значення health &gt; 0.</text:span><text:span text:style-name="T2"> </text:span><text:span text:style-name="T1">Можливий варіант нічиї.</text:span></text:p>
      <text:p text:style-name="Standard"><text:span text:style-name="T3">#define</text:span><text:span text:style-name="T4"> </text:span><text:span text:style-name="T5">_CRT_SECURE_NO_WARNINGS</text:span></text:p>
      <text:p text:style-name="Standard"><text:span text:style-name="T3">#include</text:span><text:span text:style-name="T4"> </text:span><text:span text:style-name="T6">&lt;iostream&gt;</text:span></text:p>
      <text:p text:style-name="Standard"><text:span text:style-name="T3">#include</text:span><text:span text:style-name="T6">&lt;Windows.h&gt;</text:span></text:p>
      <text:p text:style-name="Standard"><text:span text:style-name="T3">#include</text:span><text:span text:style-name="T6">&lt;string&gt;</text:span></text:p>
      <text:p text:style-name="Standard"><text:span text:style-name="T3">#include</text:span><text:span text:style-name="T6">&lt;list&gt;</text:span></text:p>
      <text:p text:style-name="Standard"><text:span text:style-name="T3">#include</text:span><text:span text:style-name="T6">&lt;vector&gt;</text:span></text:p>
      <text:p text:style-name="Standard"><text:span text:style-name="T3">#include</text:span><text:span text:style-name="T6">&lt;map&gt;</text:span></text:p>
      <text:p text:style-name="Standard"><text:span text:style-name="T3">#include</text:span><text:span text:style-name="T6">"time.h"</text:span></text:p>
      <text:p text:style-name="Standard"><text:span text:style-name="T3">#include</text:span><text:span text:style-name="T6">&lt;algorithm&gt;</text:span></text:p>
      <text:p text:style-name="Standard"><text:span text:style-name="T7">using</text:span><text:span text:style-name="T4"> </text:span><text:span text:style-name="T7">namespace</text:span><text:span text:style-name="T4"> std;</text:span></text:p>
      <text:p text:style-name="P3">;</text:p>
      <text:p text:style-name="P3"/>
      <text:p text:style-name="Standard"><text:span text:style-name="T7">class</text:span><text:span text:style-name="T4"> </text:span><text:span text:style-name="T8">Unit</text:span></text:p>
      <text:p text:style-name="P3">{</text:p>
      <text:p text:style-name="Standard"><text:span text:style-name="T7">protected</text:span><text:span text:style-name="T4">:</text:span></text:p>
      <text:p text:style-name="Standard"><text:span text:style-name="T4"><text:tab/></text:span><text:span text:style-name="T7">int</text:span><text:span text:style-name="T4"> health;</text:span></text:p>
      <text:p text:style-name="Standard"><text:span text:style-name="T4"><text:tab/></text:span><text:span text:style-name="T7">int</text:span><text:span text:style-name="T4"> armor;</text:span></text:p>
      <text:p text:style-name="Standard"><text:span text:style-name="T4"><text:tab/></text:span><text:span text:style-name="T7">int</text:span><text:span text:style-name="T4"> power;</text:span></text:p>
      <text:p text:style-name="Standard"><text:span text:style-name="T7">public</text:span><text:span text:style-name="T4">:</text:span></text:p>
      <text:p text:style-name="Standard"><text:span text:style-name="T4"><text:tab/></text:span><text:span text:style-name="T7">virtual</text:span><text:span text:style-name="T4"> </text:span><text:span text:style-name="T7">int</text:span><text:span text:style-name="T4"> CauseDamage() = 0;</text:span></text:p>
      <text:p text:style-name="Standard"><text:span text:style-name="T4"><text:tab/></text:span><text:span text:style-name="T7">virtual</text:span><text:span text:style-name="T4"> </text:span><text:span text:style-name="T7">void</text:span><text:span text:style-name="T4"> GetDamage(</text:span><text:span text:style-name="T7">int</text:span><text:span text:style-name="T4"> </text:span><text:span text:style-name="T3">damage</text:span><text:span text:style-name="T4">) = 0;</text:span></text:p>
      <text:p text:style-name="Standard"><text:span text:style-name="T4"><text:tab/></text:span><text:span text:style-name="T7">int</text:span><text:span text:style-name="T4"> Get_Health()</text:span></text:p>
      <text:p text:style-name="P3"><text:soft-page-break/><text:tab/>{</text:p>
      <text:p text:style-name="Standard"><text:span text:style-name="T4"><text:tab/><text:tab/></text:span><text:span text:style-name="T7">return</text:span><text:span text:style-name="T4"> health;</text:span></text:p>
      <text:p text:style-name="P3"><text:tab/>}</text:p>
      <text:p text:style-name="P3">};</text:p>
      <text:p text:style-name="Standard"><text:span text:style-name="T7">class</text:span><text:span text:style-name="T4"> </text:span><text:span text:style-name="T8">Warior</text:span><text:span text:style-name="T4"> :</text:span><text:span text:style-name="T7">public</text:span><text:span text:style-name="T4"> </text:span><text:span text:style-name="T8">Unit</text:span></text:p>
      <text:p text:style-name="P3">{</text:p>
      <text:p text:style-name="Standard"><text:span text:style-name="T7">private</text:span><text:span text:style-name="T4">:</text:span></text:p>
      <text:p text:style-name="Standard"><text:span text:style-name="T4"><text:tab/></text:span><text:span text:style-name="T8">string</text:span><text:span text:style-name="T4"> name;</text:span></text:p>
      <text:p text:style-name="Standard"><text:span text:style-name="T7">public</text:span><text:span text:style-name="T4">:</text:span></text:p>
      <text:p text:style-name="P3"><text:tab/>Warior()</text:p>
      <text:p text:style-name="P3"><text:tab/>{</text:p>
      <text:p text:style-name="P3"><text:tab/><text:tab/>Set_RandName();</text:p>
      <text:p text:style-name="P3"><text:tab/><text:tab/>health = rand() % 501 + 100;</text:p>
      <text:p text:style-name="P3"><text:tab/><text:tab/>armor = rand() % 101 + 100;</text:p>
      <text:p text:style-name="P3"><text:tab/><text:tab/>power = rand() % 401 + 40;</text:p>
      <text:p text:style-name="P3"><text:tab/>}</text:p>
      <text:p text:style-name="Standard"><text:span text:style-name="T4"><text:tab/></text:span><text:span text:style-name="T7">void</text:span><text:span text:style-name="T4"> Set_RandName()</text:span></text:p>
      <text:p text:style-name="P3"><text:tab/>{</text:p>
      <text:p text:style-name="P3"/>
      <text:p text:style-name="Standard"><text:span text:style-name="T4"><text:tab/><text:tab/></text:span><text:span text:style-name="T7">int</text:span><text:span text:style-name="T4"> k = rand() % 10 + 1;</text:span></text:p>
      <text:p text:style-name="Standard"><text:span text:style-name="T4"><text:tab/><text:tab/></text:span><text:span text:style-name="T7">switch</text:span><text:span text:style-name="T4"> (k)</text:span></text:p>
      <text:p text:style-name="P3"><text:tab/><text:tab/>{</text:p>
      <text:p text:style-name="Standard"><text:span text:style-name="T4"><text:tab/><text:tab/></text:span><text:span text:style-name="T7">case</text:span><text:span text:style-name="T4"> 1:</text:span></text:p>
      <text:p text:style-name="Standard"><text:span text:style-name="T4"><text:tab/><text:tab/><text:tab/>name </text:span><text:span text:style-name="T9">=</text:span><text:span text:style-name="T4"> </text:span><text:span text:style-name="T6">"Kolia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2:</text:span></text:p>
      <text:p text:style-name="Standard"><text:span text:style-name="T4"><text:tab/><text:tab/><text:tab/>name </text:span><text:span text:style-name="T9">=</text:span><text:span text:style-name="T4"> </text:span><text:span text:style-name="T6">"Anton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3:</text:span></text:p>
      <text:p text:style-name="Standard"><text:span text:style-name="T4"><text:tab/><text:tab/><text:tab/>name </text:span><text:span text:style-name="T9">=</text:span><text:span text:style-name="T4"> </text:span><text:span text:style-name="T6">"Vasia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4:</text:span></text:p>
      <text:p text:style-name="Standard"><text:span text:style-name="T4"><text:tab/><text:tab/><text:tab/>name </text:span><text:span text:style-name="T9">=</text:span><text:span text:style-name="T4"> </text:span><text:span text:style-name="T6">"Fedia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5:</text:span></text:p>
      <text:p text:style-name="Standard"><text:span text:style-name="T4"><text:tab/><text:tab/><text:tab/>name </text:span><text:span text:style-name="T9">=</text:span><text:span text:style-name="T4"> </text:span><text:span text:style-name="T6">"Andriy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6:</text:span></text:p>
      <text:p text:style-name="Standard"><text:soft-page-break/><text:span text:style-name="T4"><text:tab/><text:tab/><text:tab/>name </text:span><text:span text:style-name="T9">=</text:span><text:span text:style-name="T4"> </text:span><text:span text:style-name="T6">"Bogdan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7:</text:span></text:p>
      <text:p text:style-name="Standard"><text:span text:style-name="T4"><text:tab/><text:tab/><text:tab/>name </text:span><text:span text:style-name="T9">=</text:span><text:span text:style-name="T4"> </text:span><text:span text:style-name="T6">"Karl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8:</text:span></text:p>
      <text:p text:style-name="Standard"><text:span text:style-name="T4"><text:tab/><text:tab/><text:tab/>name </text:span><text:span text:style-name="T9">=</text:span><text:span text:style-name="T4"> </text:span><text:span text:style-name="T6">"Mcgregor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9:</text:span></text:p>
      <text:p text:style-name="Standard"><text:span text:style-name="T4"><text:tab/><text:tab/><text:tab/>name </text:span><text:span text:style-name="T9">=</text:span><text:span text:style-name="T4"> </text:span><text:span text:style-name="T6">"Ronin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case</text:span><text:span text:style-name="T4"> 10:</text:span></text:p>
      <text:p text:style-name="Standard"><text:span text:style-name="T4"><text:tab/><text:tab/><text:tab/>name </text:span><text:span text:style-name="T9">=</text:span><text:span text:style-name="T4"> </text:span><text:span text:style-name="T6">"Michael"</text:span><text:span text:style-name="T4">;</text:span></text:p>
      <text:p text:style-name="Standard"><text:span text:style-name="T4"><text:tab/><text:tab/><text:tab/></text:span><text:span text:style-name="T7">break</text:span><text:span text:style-name="T4">;</text:span></text:p>
      <text:p text:style-name="Standard"><text:span text:style-name="T4"><text:tab/><text:tab/></text:span><text:span text:style-name="T7">default</text:span><text:span text:style-name="T4">:</text:span></text:p>
      <text:p text:style-name="Standard"><text:span text:style-name="T4"><text:tab/><text:tab/><text:tab/>name </text:span><text:span text:style-name="T9">=</text:span><text:span text:style-name="T4"> </text:span><text:span text:style-name="T6">"Michael"</text:span><text:span text:style-name="T4">;</text:span></text:p>
      <text:p text:style-name="P3"><text:tab/><text:tab/>}</text:p>
      <text:p text:style-name="Standard"><text:span text:style-name="T4"><text:tab/><text:tab/>name </text:span><text:span text:style-name="T9">+=</text:span><text:span text:style-name="T4"> rand() % 10 + </text:span><text:span text:style-name="T6">'0'</text:span><text:span text:style-name="T4">;</text:span></text:p>
      <text:p text:style-name="Standard"><text:span text:style-name="T4"><text:tab/><text:tab/>name </text:span><text:span text:style-name="T9">+=</text:span><text:span text:style-name="T4"> rand() % 10 + </text:span><text:span text:style-name="T6">'0'</text:span><text:span text:style-name="T4">;</text:span></text:p>
      <text:p text:style-name="P3"><text:tab/>}</text:p>
      <text:p text:style-name="Standard"><text:span text:style-name="T4"><text:tab/></text:span><text:span text:style-name="T7">int</text:span><text:span text:style-name="T4"> CauseDamage()</text:span></text:p>
      <text:p text:style-name="P3"><text:tab/>{</text:p>
      <text:p text:style-name="Standard"><text:span text:style-name="T4"><text:tab/><text:tab/></text:span><text:span text:style-name="T7">return</text:span><text:span text:style-name="T4"> rand() % power;</text:span></text:p>
      <text:p text:style-name="P3"><text:tab/>}</text:p>
      <text:p text:style-name="Standard"><text:span text:style-name="T4"><text:tab/></text:span><text:span text:style-name="T7">void</text:span><text:span text:style-name="T4"> GetDamage(</text:span><text:span text:style-name="T7">int</text:span><text:span text:style-name="T4"> </text:span><text:span text:style-name="T3">damage</text:span><text:span text:style-name="T4">)</text:span></text:p>
      <text:p text:style-name="P3"><text:tab/>{</text:p>
      <text:p text:style-name="Standard"><text:span text:style-name="T4"><text:tab/><text:tab/></text:span><text:span text:style-name="T7">if</text:span><text:span text:style-name="T4"> (</text:span><text:span text:style-name="T3">damage</text:span><text:span text:style-name="T4"> &gt; armor)</text:span></text:p>
      <text:p text:style-name="P3"><text:tab/><text:tab/>{</text:p>
      <text:p text:style-name="Standard"><text:span text:style-name="T4"><text:tab/><text:tab/><text:tab/></text:span><text:span text:style-name="T7">int</text:span><text:span text:style-name="T4"> damage_now = (armor - </text:span><text:span text:style-name="T3">damage</text:span><text:span text:style-name="T4">) * (-1);</text:span></text:p>
      <text:p text:style-name="Standard"><text:span text:style-name="T4"><text:tab/><text:tab/><text:tab/></text:span><text:span text:style-name="T7">this</text:span><text:span text:style-name="T4">-&gt;armor = 0;</text:span></text:p>
      <text:p text:style-name="Standard"><text:span text:style-name="T4"><text:tab/><text:tab/><text:tab/></text:span><text:span text:style-name="T7">this</text:span><text:span text:style-name="T4">-&gt;health = health - damage_now;</text:span></text:p>
      <text:p text:style-name="P3"><text:tab/><text:tab/>}</text:p>
      <text:p text:style-name="Standard"><text:span text:style-name="T4"><text:tab/><text:tab/></text:span><text:span text:style-name="T7">else</text:span></text:p>
      <text:p text:style-name="Standard"><text:span text:style-name="T4"><text:tab/><text:tab/><text:tab/></text:span><text:span text:style-name="T7">this</text:span><text:span text:style-name="T4">-&gt;armor -= </text:span><text:span text:style-name="T3">damage</text:span><text:span text:style-name="T4">;</text:span></text:p>
      <text:p text:style-name="P3"><text:tab/>}</text:p>
      <text:p text:style-name="Standard"><text:span text:style-name="T4"><text:tab/></text:span><text:span text:style-name="T7">void</text:span><text:span text:style-name="T4"> Show_Parameters()</text:span></text:p>
      <text:p text:style-name="P3"><text:tab/>{</text:p>
      <text:p text:style-name="Standard"><text:soft-page-break/><text:span text:style-name="T4"><text:tab/><text:tab/>cout </text:span><text:span text:style-name="T9">&lt;&lt;</text:span><text:span text:style-name="T4"> name </text:span><text:span text:style-name="T9">&lt;&lt;</text:span><text:span text:style-name="T4"> </text:span><text:span text:style-name="T6">" <text:s/>"</text:span><text:span text:style-name="T4"> </text:span><text:span text:style-name="T9">&lt;&lt;</text:span><text:span text:style-name="T4"> </text:span><text:span text:style-name="T6">"здоров'я: "</text:span><text:span text:style-name="T4"> </text:span><text:span text:style-name="T9">&lt;&lt;</text:span><text:span text:style-name="T4"> health </text:span><text:span text:style-name="T9">&lt;&lt;</text:span><text:span text:style-name="T4"> </text:span><text:span text:style-name="T6">" <text:s/>"</text:span><text:span text:style-name="T4"> </text:span><text:span text:style-name="T9">&lt;&lt;</text:span><text:span text:style-name="T4"> </text:span><text:span text:style-name="T6">"броня: "</text:span><text:span text:style-name="T4"> </text:span><text:span text:style-name="T9">&lt;&lt;</text:span><text:span text:style-name="T4"> armor </text:span><text:span text:style-name="T9">&lt;&lt;</text:span><text:span text:style-name="T4"> </text:span><text:span text:style-name="T6">" <text:s/>"</text:span><text:span text:style-name="T4"> </text:span><text:span text:style-name="T9">&lt;&lt;</text:span><text:span text:style-name="T4"> </text:span><text:span text:style-name="T6">"сила: "</text:span><text:span text:style-name="T4"> </text:span><text:span text:style-name="T9">&lt;&lt;</text:span><text:span text:style-name="T4"> power </text:span><text:span text:style-name="T9">&lt;&lt;</text:span><text:span text:style-name="T4"> endl;</text:span></text:p>
      <text:p text:style-name="P3"><text:tab/>}</text:p>
      <text:p text:style-name="P3"/>
      <text:p text:style-name="P3"/>
      <text:p text:style-name="P3">};</text:p>
      <text:p text:style-name="Standard"><text:span text:style-name="T7">class</text:span><text:span text:style-name="T4"> </text:span><text:span text:style-name="T8">Predicat_Health</text:span></text:p>
      <text:p text:style-name="P3">{</text:p>
      <text:p text:style-name="Standard"><text:span text:style-name="T7">public</text:span><text:span text:style-name="T4">:</text:span></text:p>
      <text:p text:style-name="Standard"><text:span text:style-name="T4"><text:tab/></text:span><text:span text:style-name="T7">bool</text:span><text:span text:style-name="T4"> </text:span><text:span text:style-name="T9">operator()</text:span><text:span text:style-name="T4">(</text:span><text:span text:style-name="T8">Warior</text:span><text:span text:style-name="T4">&amp; </text:span><text:span text:style-name="T3">w</text:span><text:span text:style-name="T4">)</text:span></text:p>
      <text:p text:style-name="P3"><text:tab/>{</text:p>
      <text:p text:style-name="Standard"><text:span text:style-name="T4"><text:tab/><text:tab/></text:span><text:span text:style-name="T7">return</text:span><text:span text:style-name="T4"> </text:span><text:span text:style-name="T3">w</text:span><text:span text:style-name="T4">.Get_Health() &lt;= 0;</text:span></text:p>
      <text:p text:style-name="P3"><text:tab/>}</text:p>
      <text:p text:style-name="P3">};</text:p>
      <text:p text:style-name="P3"/>
      <text:p text:style-name="Standard"><text:span text:style-name="T7">class</text:span><text:span text:style-name="T4"> </text:span><text:span text:style-name="T8">Game</text:span></text:p>
      <text:p text:style-name="P3">{</text:p>
      <text:p text:style-name="Standard"><text:span text:style-name="T7">private</text:span><text:span text:style-name="T4">:</text:span></text:p>
      <text:p text:style-name="Standard"><text:span text:style-name="T4"><text:tab/></text:span><text:span text:style-name="T8">vector</text:span><text:span text:style-name="T4">&lt;</text:span><text:span text:style-name="T8">Warior</text:span><text:span text:style-name="T4">&gt; Counter_Terrorist;</text:span></text:p>
      <text:p text:style-name="Standard"><text:span text:style-name="T4"><text:tab/></text:span><text:span text:style-name="T8">vector</text:span><text:span text:style-name="T4">&lt;</text:span><text:span text:style-name="T8">Warior</text:span><text:span text:style-name="T4">&gt; Terrorist;</text:span></text:p>
      <text:p text:style-name="Standard"><text:span text:style-name="T4"><text:tab/></text:span><text:span text:style-name="T7">void</text:span><text:span text:style-name="T4"> Preparation()</text:span></text:p>
      <text:p text:style-name="P3"><text:tab/>{</text:p>
      <text:p text:style-name="Standard"><text:span text:style-name="T4"><text:tab/><text:tab/></text:span><text:span text:style-name="T7">for</text:span><text:span text:style-name="T4"> (</text:span><text:span text:style-name="T7">int</text:span><text:span text:style-name="T4"> i = 0; i &lt; 5; i++)</text:span></text:p>
      <text:p text:style-name="P3"><text:tab/><text:tab/>{</text:p>
      <text:p text:style-name="Standard"><text:span text:style-name="T4"><text:tab/><text:tab/><text:tab/>Counter_Terrorist.push_back(</text:span><text:span text:style-name="T8">Warior</text:span><text:span text:style-name="T4">());</text:span></text:p>
      <text:p text:style-name="Standard"><text:span text:style-name="T4"><text:tab/><text:tab/><text:tab/>Terrorist.push_back(</text:span><text:span text:style-name="T8">Warior</text:span><text:span text:style-name="T4">());</text:span></text:p>
      <text:p text:style-name="P3"><text:tab/><text:tab/>}</text:p>
      <text:p text:style-name="P3"><text:tab/>}</text:p>
      <text:p text:style-name="Standard"><text:span text:style-name="T4"><text:tab/></text:span><text:span text:style-name="T7">void</text:span><text:span text:style-name="T4"> Show_Statistic()</text:span></text:p>
      <text:p text:style-name="P3"><text:tab/>{</text:p>
      <text:p text:style-name="Standard"><text:span text:style-name="T4"><text:tab/><text:tab/></text:span><text:span text:style-name="T7">if</text:span><text:span text:style-name="T4"> (Counter_Terrorist.size() &gt; 0)</text:span></text:p>
      <text:p text:style-name="P3"/>
      <text:p text:style-name="P3"><text:tab/><text:tab/>{</text:p>
      <text:p text:style-name="Standard"><text:span text:style-name="T4"><text:tab/><text:tab/><text:tab/>cout </text:span><text:span text:style-name="T9">&lt;&lt;</text:span><text:span text:style-name="T4"> </text:span><text:span text:style-name="T6">"Контер-терористи:\n"</text:span><text:span text:style-name="T4">;</text:span></text:p>
      <text:p text:style-name="Standard"><text:span text:style-name="T4"><text:tab/><text:tab/><text:tab/></text:span><text:span text:style-name="T7">for</text:span><text:span text:style-name="T4"> (</text:span><text:span text:style-name="T7">int</text:span><text:span text:style-name="T4"> i = 0; i &lt; Counter_Terrorist.size(); i++)</text:span></text:p>
      <text:p text:style-name="P3"><text:tab/><text:tab/><text:tab/>{</text:p>
      <text:p text:style-name="Standard"><text:span text:style-name="T4"><text:tab/><text:tab/><text:tab/><text:tab/>Counter_Terrorist</text:span><text:span text:style-name="T9">[</text:span><text:span text:style-name="T4">i</text:span><text:span text:style-name="T9">]</text:span><text:span text:style-name="T4">.Show_Parameters();</text:span></text:p>
      <text:p text:style-name="P3"><text:tab/><text:tab/><text:tab/>}</text:p>
      <text:p text:style-name="P3"><text:soft-page-break/><text:tab/><text:tab/>}</text:p>
      <text:p text:style-name="Standard"><text:span text:style-name="T4"><text:tab/><text:tab/></text:span><text:span text:style-name="T7">if</text:span><text:span text:style-name="T4"> (Terrorist.size() &gt; 0)</text:span></text:p>
      <text:p text:style-name="P3"><text:tab/><text:tab/>{</text:p>
      <text:p text:style-name="Standard"><text:span text:style-name="T4"><text:tab/><text:tab/><text:tab/>cout </text:span><text:span text:style-name="T9">&lt;&lt;</text:span><text:span text:style-name="T4"> </text:span><text:span text:style-name="T6">"Терористи:\n"</text:span><text:span text:style-name="T4">;</text:span></text:p>
      <text:p text:style-name="Standard"><text:span text:style-name="T4"><text:tab/><text:tab/><text:tab/></text:span><text:span text:style-name="T7">for</text:span><text:span text:style-name="T4"> (</text:span><text:span text:style-name="T7">int</text:span><text:span text:style-name="T4"> i = 0; i &lt; Terrorist.size(); i++)</text:span></text:p>
      <text:p text:style-name="P3"><text:tab/><text:tab/><text:tab/>{</text:p>
      <text:p text:style-name="Standard"><text:span text:style-name="T4"><text:tab/><text:tab/><text:tab/><text:tab/>Terrorist</text:span><text:span text:style-name="T9">[</text:span><text:span text:style-name="T4">i</text:span><text:span text:style-name="T9">]</text:span><text:span text:style-name="T4">.Show_Parameters();</text:span></text:p>
      <text:p text:style-name="P3"><text:tab/><text:tab/><text:tab/>}</text:p>
      <text:p text:style-name="P3"><text:tab/><text:tab/>}</text:p>
      <text:p text:style-name="P3"><text:tab/>}</text:p>
      <text:p text:style-name="Standard"><text:span text:style-name="T7">public</text:span><text:span text:style-name="T4">:</text:span></text:p>
      <text:p text:style-name="Standard"><text:span text:style-name="T4"><text:tab/></text:span><text:span text:style-name="T7">void</text:span><text:span text:style-name="T4"> New_Game()</text:span></text:p>
      <text:p text:style-name="P3"><text:tab/>{</text:p>
      <text:p text:style-name="P3"><text:tab/><text:tab/>Preparation();</text:p>
      <text:p text:style-name="Standard"><text:span text:style-name="T4"><text:tab/><text:tab/>cout </text:span><text:span text:style-name="T9">&lt;&lt;</text:span><text:span text:style-name="T4"> </text:span><text:span text:style-name="T6">"Гра почалась!!\n"</text:span><text:span text:style-name="T4">;</text:span></text:p>
      <text:p text:style-name="P3"><text:tab/><text:tab/>Sleep(1000);</text:p>
      <text:p text:style-name="Standard"><text:span text:style-name="T4"><text:tab/><text:tab/>system(</text:span><text:span text:style-name="T6">"cls"</text:span><text:span text:style-name="T4">);</text:span></text:p>
      <text:p text:style-name="P3"><text:tab/><text:tab/>Show_Statistic();</text:p>
      <text:p text:style-name="P3"><text:tab/><text:tab/>Sleep(2000);</text:p>
      <text:p text:style-name="Standard"><text:span text:style-name="T4"><text:tab/><text:tab/>system(</text:span><text:span text:style-name="T6">"cls"</text:span><text:span text:style-name="T4">);</text:span></text:p>
      <text:p text:style-name="Standard"><text:span text:style-name="T4"><text:tab/><text:tab/></text:span><text:span text:style-name="T7">while</text:span><text:span text:style-name="T4"> (Counter_Terrorist.size() &gt; 0 &amp;&amp; Terrorist.size() &gt; 0)</text:span></text:p>
      <text:p text:style-name="P3"><text:tab/><text:tab/>{</text:p>
      <text:p text:style-name="P3"/>
      <text:p text:style-name="Standard"><text:span text:style-name="T4"><text:tab/><text:tab/><text:tab/></text:span><text:span text:style-name="T7">for</text:span><text:span text:style-name="T4"> (</text:span><text:span text:style-name="T7">int</text:span><text:span text:style-name="T4"> i = 0; i &lt; </text:span><text:span text:style-name="T5">min</text:span><text:span text:style-name="T4">(Terrorist.size(), Counter_Terrorist.size()); i++)</text:span></text:p>
      <text:p text:style-name="P3"><text:tab/><text:tab/><text:tab/>{</text:p>
      <text:p text:style-name="Standard"><text:span text:style-name="T4"><text:tab/><text:tab/><text:tab/><text:tab/>Counter_Terrorist</text:span><text:span text:style-name="T9">[</text:span><text:span text:style-name="T4">i</text:span><text:span text:style-name="T9">]</text:span><text:span text:style-name="T4">.GetDamage(Terrorist</text:span><text:span text:style-name="T9">[</text:span><text:span text:style-name="T4">i</text:span><text:span text:style-name="T9">]</text:span><text:span text:style-name="T4">.CauseDamage());</text:span></text:p>
      <text:p text:style-name="Standard"><text:span text:style-name="T4"><text:tab/><text:tab/><text:tab/><text:tab/>Terrorist</text:span><text:span text:style-name="T9">[</text:span><text:span text:style-name="T4">i</text:span><text:span text:style-name="T9">]</text:span><text:span text:style-name="T4">.GetDamage(Counter_Terrorist</text:span><text:span text:style-name="T9">[</text:span><text:span text:style-name="T4">i</text:span><text:span text:style-name="T9">]</text:span><text:span text:style-name="T4">.CauseDamage());</text:span></text:p>
      <text:p text:style-name="P3"><text:tab/><text:tab/><text:tab/>}</text:p>
      <text:p text:style-name="P3"/>
      <text:p text:style-name="Standard"><text:span text:style-name="T4"><text:tab/><text:tab/><text:tab/></text:span><text:span text:style-name="T7">auto</text:span><text:span text:style-name="T4"> iter_for_delete = remove_if(Counter_Terrorist.begin(), Counter_Terrorist.end(), </text:span><text:span text:style-name="T8">Predicat_Health</text:span><text:span text:style-name="T4">());</text:span></text:p>
      <text:p text:style-name="P3"><text:tab/><text:tab/><text:tab/>Counter_Terrorist.erase(iter_for_delete, Counter_Terrorist.end());</text:p>
      <text:p text:style-name="Standard"><text:span text:style-name="T4"><text:tab/><text:tab/><text:tab/>iter_for_delete </text:span><text:span text:style-name="T9">=</text:span><text:span text:style-name="T4"> remove_if(Terrorist.begin(), Terrorist.end(), </text:span><text:span text:style-name="T8">Predicat_Health</text:span><text:span text:style-name="T4">());</text:span></text:p>
      <text:p text:style-name="P3"><text:tab/><text:tab/><text:tab/>Terrorist.erase(iter_for_delete, Terrorist.end());</text:p>
      <text:p text:style-name="Standard"><text:span text:style-name="T4"><text:tab/><text:tab/><text:tab/></text:span><text:span text:style-name="T7">if</text:span><text:span text:style-name="T4"> (Counter_Terrorist.size() == 0)</text:span></text:p>
      <text:p text:style-name="P3"><text:tab/><text:tab/><text:tab/>{</text:p>
      <text:p text:style-name="Standard"><text:span text:style-name="T4"><text:tab/><text:tab/><text:tab/><text:tab/>cout </text:span><text:span text:style-name="T9">&lt;&lt;</text:span><text:span text:style-name="T4"> </text:span><text:span text:style-name="T6">"Терористи виграли!\n"</text:span><text:span text:style-name="T4">;</text:span></text:p>
      <text:p text:style-name="P3"><text:soft-page-break/><text:tab/><text:tab/><text:tab/><text:tab/>Show_Statistic();</text:p>
      <text:p text:style-name="Standard"><text:span text:style-name="T4"><text:tab/><text:tab/><text:tab/><text:tab/></text:span><text:span text:style-name="T7">break</text:span><text:span text:style-name="T4">;</text:span></text:p>
      <text:p text:style-name="P3"><text:tab/><text:tab/><text:tab/>}</text:p>
      <text:p text:style-name="Standard"><text:span text:style-name="T4"><text:tab/><text:tab/><text:tab/></text:span><text:span text:style-name="T7">if</text:span><text:span text:style-name="T4"> (Terrorist.size() == 0)</text:span></text:p>
      <text:p text:style-name="P3"><text:tab/><text:tab/><text:tab/>{</text:p>
      <text:p text:style-name="Standard"><text:span text:style-name="T4"><text:tab/><text:tab/><text:tab/><text:tab/>cout </text:span><text:span text:style-name="T9">&lt;&lt;</text:span><text:span text:style-name="T4"> </text:span><text:span text:style-name="T6">"Контр-терористи виграли!\n"</text:span><text:span text:style-name="T4">;</text:span></text:p>
      <text:p text:style-name="P3"><text:tab/><text:tab/><text:tab/><text:tab/>Show_Statistic();</text:p>
      <text:p text:style-name="Standard"><text:span text:style-name="T4"><text:tab/><text:tab/><text:tab/><text:tab/></text:span><text:span text:style-name="T7">break</text:span><text:span text:style-name="T4">;</text:span></text:p>
      <text:p text:style-name="P3"><text:tab/><text:tab/><text:tab/>}</text:p>
      <text:p text:style-name="P3"><text:tab/><text:tab/><text:tab/>Show_Statistic();</text:p>
      <text:p text:style-name="P3"><text:tab/><text:tab/><text:tab/>Sleep(2000);</text:p>
      <text:p text:style-name="Standard"><text:span text:style-name="T4"><text:tab/><text:tab/><text:tab/>system(</text:span><text:span text:style-name="T6">"cls"</text:span><text:span text:style-name="T4">);</text:span></text:p>
      <text:p text:style-name="P3"/>
      <text:p text:style-name="P3"><text:tab/><text:tab/>}</text:p>
      <text:p text:style-name="P3"/>
      <text:p text:style-name="P3"><text:tab/>}</text:p>
      <text:p text:style-name="P3"/>
      <text:p text:style-name="P3">};</text:p>
      <text:p text:style-name="P3"/>
      <text:p text:style-name="P3"/>
      <text:p text:style-name="Standard"><text:span text:style-name="T7">int</text:span><text:span text:style-name="T4"> main()</text:span></text:p>
      <text:p text:style-name="P3">{</text:p>
      <text:p text:style-name="P3"><text:tab/>SetConsoleCP(1251);</text:p>
      <text:p text:style-name="P3"><text:tab/>SetConsoleOutputCP(1251);</text:p>
      <text:p text:style-name="P3"><text:tab/>srand(time(0));</text:p>
      <text:p text:style-name="Standard"><text:span text:style-name="T4"><text:tab/></text:span><text:span text:style-name="T8">Game</text:span><text:span text:style-name="T4"> g;</text:span></text:p>
      <text:p text:style-name="P3"><text:tab/>g.New_Game();</text:p>
      <text:p text:style-name="P3"/>
      <text:p text:style-name="Standard"><text:span text:style-name="T4"><text:tab/>system(</text:span><text:span text:style-name="T6">"pause"</text:span><text:span text:style-name="T4">);</text:span></text:p>
      <text:p text:style-name="Standard"><text:span text:style-name="T4"><text:tab/></text:span><text:span text:style-name="T7">return</text:span><text:span text:style-name="T4"> 0;</text:span></text:p>
      <text:p text:style-name="P3">}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ahoma" fo:font-family="Tahoma" style:font-family-generic="roman" style:font-pitch="variable" fo:font-size="10pt" fo:font-style="normal" fo:font-weight="normal" style:font-size-asian="10pt" style:font-style-asian="normal" style:font-weight-asian="normal" style:font-name-complex="Tahoma1" style:font-family-complex="Tahoma" style:font-family-generic-complex="system" style:font-pitch-complex="variable" style:font-size-complex="10pt" style:font-style-complex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OL</meta:initial-creator>
    <meta:editing-cycles>4</meta:editing-cycles>
    <meta:creation-date>2022-09-05T18:24:00</meta:creation-date>
    <dc:date>2022-09-06T13:49:24.726000000</dc:date>
    <meta:editing-duration>PT3H28M15S</meta:editing-duration>
    <meta:generator>LibreOffice/7.2.0.4$Windows_X86_64 LibreOffice_project/9a9c6381e3f7a62afc1329bd359cc48accb6435b</meta:generator>
    <meta:document-statistic meta:table-count="0" meta:image-count="0" meta:object-count="0" meta:page-count="6" meta:paragraph-count="190" meta:word-count="534" meta:character-count="4028" meta:non-whitespace-character-count="3347"/>
    <meta:user-defined meta:name="AppVersion">16.0000</meta:user-defined>
    <meta:template xlink:type="simple" xlink:actuate="onRequest" xlink:title="Normal.dotm" xlink:href=""/>
  </office:meta>
</office:document-meta>
</file>